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4.5cm" svg:x="4.5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3.5cm" svg:x="10.8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3cm" svg:x="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4cm" svg:x="5.1cm" svg:y="8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39cm" svg:height="0.729cm" svg:x="5.5cm" svg:y="5.6cm">
          <draw:text-box>
            <text:p><text:span text:style-name="T1">1</text:span></text:p>
          </draw:text-box>
        </draw:frame>
        <draw:frame draw:style-name="gr3" draw:text-style-name="P3" draw:layer="layout" svg:width="0.739cm" svg:height="0.729cm" svg:x="5.6cm" svg:y="8.6cm">
          <draw:text-box>
            <text:p><text:span text:style-name="T1">2</text:span></text:p>
          </draw:text-box>
        </draw:frame>
        <draw:frame draw:style-name="gr3" draw:text-style-name="P4" draw:layer="layout" svg:width="18.045cm" svg:height="0.806cm" svg:x="1.6cm" svg:y="11.394cm">
          <draw:text-box>
            <text:p text:style-name="P4"><text:span text:style-name="T2">En 1 et 2 j'ai soudé 1 broche pour pouvoir faire tenir le step up sur la carte mère</text:span></text:p>
          </draw:text-box>
        </draw:frame>
        <draw:frame draw:style-name="gr3" draw:layer="layout" svg:width="0.925cm" svg:height="0.962cm" svg:x="3.6cm" svg:y="7.2cm">
          <draw:text-box>
            <text:p>A</text:p>
          </draw:text-box>
        </draw:frame>
        <draw:frame draw:style-name="gr3" draw:layer="layout" svg:width="0.925cm" svg:height="0.962cm" svg:x="14.4cm" svg:y="7cm">
          <draw:text-box>
            <text:p>B</text:p>
          </draw:text-box>
        </draw:frame>
        <draw:frame draw:style-name="gr4" draw:text-style-name="P4" draw:layer="layout" svg:width="10.459cm" svg:height="0.806cm" svg:x="2cm" svg:y="13cm">
          <draw:text-box>
            <text:p><text:span text:style-name="T2">De quel côté est le IN et le Plus est en 1 ou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py56 </meta:initial-creator>
    <meta:creation-date>2019-01-28T15:23:40.786873290</meta:creation-date>
    <dc:date>2019-01-28T15:32:11.193322622</dc:date>
    <dc:creator>papy56 </dc:creator>
    <meta:editing-duration>P0D</meta:editing-duration>
    <meta:editing-cycles>1</meta:editing-cycles>
    <meta:document-statistic meta:object-count="10"/>
    <meta:generator>LibreOffice/4.2.8.2$Linux_X86_64 LibreOffice_project/420m0$Build-2</meta:generator>
  </office:meta>
</office:document-meta>
</file>